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2" style:parent-style-name="ListParagraph" style:list-style-name="LFO1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3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4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5" style:parent-style-name="ListParagraph" style:list-style-name="LFO2" style:family="paragraph"/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P7" style:parent-style-name="ListParagraph" style:list-style-name="LFO2" style:family="paragraph"/>
    <style:style style:name="T8" style:parent-style-name="DefaultParagraphFont" style:family="text">
      <style:text-properties style:font-name="Times New Roman" fo:font-size="12pt" style:font-size-asian="12pt" style:font-size-complex="12pt"/>
    </style:style>
    <style:style style:name="P9" style:parent-style-name="ListParagraph" style:list-style-name="LFO2" style:family="paragraph"/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P11" style:parent-style-name="ListParagraph" style:list-style-name="LFO2" style:family="paragraph"/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size="12pt" style:font-size-asian="12pt" style:font-size-complex="12pt"/>
    </style:style>
    <style:style style:name="P14" style:parent-style-name="ListParagraph" style:list-style-name="LFO2" style:family="paragraph"/>
    <style:style style:name="T15" style:parent-style-name="DefaultParagraphFont" style:family="text">
      <style:text-properties style:font-name="Times New Roman" fo:font-size="12pt" style:font-size-asian="12pt" style:font-size-complex="12pt"/>
    </style:style>
    <style:style style:name="P16" style:parent-style-name="ListParagraph" style:list-style-name="LFO2" style:family="paragraph"/>
    <style:style style:name="T17" style:parent-style-name="DefaultParagraphFont" style:family="text">
      <style:text-properties style:font-name="Times New Roman" fo:font-size="12pt" style:font-size-asian="12pt" style:font-size-complex="12pt"/>
    </style:style>
    <style:style style:name="P18" style:parent-style-name="ListParagraph" style:list-style-name="LFO2" style:family="paragraph"/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 fo:language="en" fo:country="IN"/>
    </style:style>
    <style:style style:name="P21" style:parent-style-name="ListParagraph" style:list-style-name="LFO2" style:family="paragraph"/>
    <style:style style:name="T22" style:parent-style-name="DefaultParagraphFont" style:family="text">
      <style:text-properties style:font-name="Times New Roman" fo:font-size="12pt" style:font-size-asian="12pt" style:font-size-complex="12pt" fo:language="en" fo:country="IN"/>
    </style:style>
    <style:style style:name="P23" style:parent-style-name="ListParagraph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24" style:parent-style-name="ListParagraph" style:list-style-name="LFO1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25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6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7" style:parent-style-name="ListParagraph" style:list-style-name="LFO2" style:family="paragraph"/>
    <style:style style:name="T28" style:parent-style-name="DefaultParagraphFont" style:family="text">
      <style:text-properties style:font-name="Times New Roman" fo:font-size="12pt" style:font-size-asian="12pt" style:font-size-complex="12pt" fo:language="en" fo:country="IN"/>
    </style:style>
    <style:style style:name="T29" style:parent-style-name="DefaultParagraphFont" style:family="text">
      <style:text-properties fo:font-size="12pt" style:font-size-asian="12pt" style:font-size-complex="12pt" fo:language="en" fo:country="IN"/>
    </style:style>
    <style:style style:name="T30" style:parent-style-name="DefaultParagraphFont" style:family="text">
      <style:text-properties fo:font-size="12pt" style:font-size-asian="12pt" style:font-size-complex="12pt" fo:language="en" fo:country="IN"/>
    </style:style>
    <style:style style:name="P31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32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33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34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35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36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style:font-name="Times New Roman" fo:font-size="12pt" style:font-size-asian="12pt" style:font-size-complex="12pt" fo:language="en" fo:country="IN"/>
    </style:style>
    <style:style style:name="P39" style:parent-style-name="ListParagraph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40" style:parent-style-name="ListParagraph" style:family="paragraph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fo:font-size="12pt" style:font-size-asian="12pt" style:font-size-complex="12pt" fo:background-color="#FFFF00"/>
    </style:style>
    <style:style style:name="T42" style:parent-style-name="DefaultParagraphFont" style:family="text">
      <style:text-properties style:font-name="Times New Roman" fo:font-size="12pt" style:font-size-asian="12pt" style:font-size-complex="12pt" fo:background-color="#FFFF00"/>
    </style:style>
    <style:style style:name="T43" style:parent-style-name="DefaultParagraphFont" style:family="text">
      <style:text-properties style:font-name="Times New Roman" fo:font-size="12pt" style:font-size-asian="12pt" style:font-size-complex="12pt"/>
    </style:style>
    <style:style style:name="P44" style:parent-style-name="ListParagraph" style:family="paragraph">
      <style:text-properties style:font-name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 fo:background-color="#FFFF00"/>
    </style:style>
    <style:style style:name="P46" style:parent-style-name="ListParagraph" style:family="paragraph">
      <style:text-properties style:font-name="Times New Roman" fo:font-size="12pt" style:font-size-asian="12pt" style:font-size-complex="12pt"/>
    </style:style>
    <style:style style:name="P47" style:parent-style-name="ListParagraph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/>
    </style:style>
    <style:style style:name="P49" style:parent-style-name="ListParagraph" style:family="paragraph">
      <style:text-properties style:font-name="Times New Roman"/>
    </style:style>
    <style:style style:name="P50" style:parent-style-name="ListParagraph" style:family="paragraph">
      <style:text-properties style:font-name="Times New Roman"/>
    </style:style>
    <style:style style:name="P51" style:parent-style-name="ListParagraph" style:family="paragraph">
      <style:text-properties style:font-name="Times New Roman"/>
    </style:style>
    <style:style style:name="P52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53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54" style:parent-style-name="ListParagraph" style:family="paragraph">
      <style:text-properties style:font-name="Times New Roman"/>
    </style:style>
    <style:style style:name="P55" style:parent-style-name="ListParagraph" style:family="paragraph">
      <style:text-properties style:font-name="Times New Roman"/>
    </style:style>
    <style:style style:name="P56" style:parent-style-name="ListParagraph" style:family="paragraph">
      <style:text-properties style:font-name="Times New Roman"/>
    </style:style>
    <style:style style:name="P57" style:parent-style-name="ListParagraph" style:family="paragraph">
      <style:text-properties style:font-name="Times New Roman"/>
    </style:style>
    <style:style style:name="P58" style:parent-style-name="ListParagraph" style:family="paragraph">
      <style:text-properties style:font-name="Times New Roman"/>
    </style:style>
    <style:style style:name="P59" style:parent-style-name="ListParagraph" style:family="paragraph">
      <style:text-properties style:font-name="Times New Roman"/>
    </style:style>
    <style:style style:name="P60" style:parent-style-name="ListParagraph" style:family="paragraph">
      <style:text-properties style:font-name="Times New Roman"/>
    </style:style>
    <style:style style:name="P61" style:parent-style-name="ListParagraph" style:family="paragraph">
      <style:text-properties style:font-name="Times New Roman"/>
    </style:style>
    <style:style style:name="P62" style:parent-style-name="ListParagraph" style:family="paragraph">
      <style:text-properties style:font-name="Times New Roman"/>
    </style:style>
    <style:style style:name="P63" style:parent-style-name="ListParagraph" style:family="paragraph">
      <style:text-properties style:font-name="Times New Roman"/>
    </style:style>
    <style:style style:name="P64" style:parent-style-name="ListParagraph" style:family="paragraph">
      <style:text-properties style:font-name="Times New Roman"/>
    </style:style>
    <style:style style:name="P65" style:parent-style-name="ListParagraph" style:family="paragraph">
      <style:text-properties style:font-name="Times New Roman"/>
    </style:style>
    <style:style style:name="P66" style:parent-style-name="ListParagraph" style:family="paragraph">
      <style:text-properties style:font-name="Times New Roman"/>
    </style:style>
    <style:style style:name="P67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68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69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70" style:parent-style-name="ListParagraph" style:list-style-name="LFO2" style:family="paragraph"/>
    <style:style style:name="T71" style:parent-style-name="DefaultParagraphFont" style:family="text">
      <style:text-properties style:font-name="Times New Roman" fo:font-size="12pt" style:font-size-asian="12pt" style:font-size-complex="12pt" fo:language="en" fo:country="IN"/>
    </style:style>
    <style:style style:name="T72" style:parent-style-name="DefaultParagraphFont" style:family="text">
      <style:text-properties style:font-name="Times New Roman"/>
    </style:style>
    <style:style style:name="P73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74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75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76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77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78" style:parent-style-name="ListParagraph" style:family="paragraph">
      <style:paragraph-properties fo:margin-left="1in">
        <style:tab-stops/>
      </style:paragraph-properties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79" style:parent-style-name="ListParagraph" style:list-style-name="LFO1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80" style:parent-style-name="ListParagraph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81" style:parent-style-name="ListParagraph" style:list-style-name="LFO2" style:family="paragraph"/>
    <style:style style:name="T82" style:parent-style-name="DefaultParagraphFont" style:family="text">
      <style:text-properties style:font-name="Times New Roman" fo:font-size="12pt" style:font-size-asian="12pt" style:font-size-complex="12pt" fo:language="en" fo:country="IN"/>
    </style:style>
    <style:style style:name="T83" style:parent-style-name="DefaultParagraphFont" style:family="text">
      <style:text-properties style:font-name="Times New Roman" fo:font-size="12pt" style:font-size-asian="12pt" style:font-size-complex="12pt" fo:language="en" fo:country="IN"/>
    </style:style>
    <style:style style:name="T84" style:parent-style-name="DefaultParagraphFont" style:family="text">
      <style:text-properties fo:font-size="12pt" style:font-size-asian="12pt" style:font-size-complex="12pt" fo:language="en" fo:country="IN"/>
    </style:style>
    <style:style style:name="P85" style:parent-style-name="ListParagraph" style:list-style-name="LFO2" style:family="paragraph"/>
    <style:style style:name="T86" style:parent-style-name="DefaultParagraphFont" style:family="text">
      <style:text-properties fo:font-size="12pt" style:font-size-asian="12pt" style:font-size-complex="12pt" fo:language="en" fo:country="IN"/>
    </style:style>
    <style:style style:name="P87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88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89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0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1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2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3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4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5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6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7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8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99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100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101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102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103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104" style:parent-style-name="ListParagraph" style:family="paragraph">
      <style:text-properties style:font-name="Times New Roman"/>
    </style:style>
    <style:style style:name="P105" style:parent-style-name="ListParagraph" style:family="paragraph">
      <style:text-properties style:font-name="Times New Roman"/>
    </style:style>
    <style:style style:name="P106" style:parent-style-name="ListParagraph" style:family="paragraph">
      <style:text-properties style:font-name="Times New Roman"/>
    </style:style>
    <style:style style:name="P107" style:parent-style-name="ListParagraph" style:family="paragraph">
      <style:text-properties style:font-name="Times New Roman"/>
    </style:style>
    <style:style style:name="P108" style:parent-style-name="ListParagraph" style:family="paragraph">
      <style:text-properties style:font-name="Times New Roman"/>
    </style:style>
    <style:style style:name="P109" style:parent-style-name="ListParagraph" style:family="paragraph">
      <style:text-properties style:font-name="Times New Roman"/>
    </style:style>
    <style:style style:name="P110" style:parent-style-name="ListParagraph" style:family="paragraph">
      <style:text-properties style:font-name="Times New Roman"/>
    </style:style>
    <style:style style:name="P111" style:parent-style-name="ListParagraph" style:family="paragraph">
      <style:text-properties style:font-name="Times New Roman"/>
    </style:style>
    <style:style style:name="P112" style:parent-style-name="ListParagraph" style:family="paragraph">
      <style:text-properties style:font-name="Times New Roman"/>
    </style:style>
    <style:style style:name="P113" style:parent-style-name="ListParagraph" style:family="paragraph">
      <style:text-properties style:font-name="Times New Roman"/>
    </style:style>
    <style:style style:name="P114" style:parent-style-name="ListParagraph" style:family="paragraph">
      <style:text-properties style:font-name="Times New Roman"/>
    </style:style>
    <style:style style:name="P115" style:parent-style-name="ListParagraph" style:family="paragraph">
      <style:text-properties style:font-name="Times New Roman"/>
    </style:style>
    <style:style style:name="P116" style:parent-style-name="ListParagraph" style:family="paragraph">
      <style:text-properties style:font-name="Times New Roman"/>
    </style:style>
    <style:style style:name="P117" style:parent-style-name="ListParagraph" style:family="paragraph">
      <style:text-properties style:font-name="Times New Roman"/>
    </style:style>
    <style:style style:name="P118" style:parent-style-name="Normal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19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120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121" style:parent-style-name="ListParagraph" style:family="paragraph">
      <style:text-properties style:font-name="Times New Roman"/>
    </style:style>
    <style:style style:name="P122" style:parent-style-name="ListParagraph" style:family="paragraph">
      <style:text-properties style:font-name="Times New Roman"/>
    </style:style>
    <style:style style:name="P123" style:parent-style-name="ListParagraph" style:family="paragraph">
      <style:text-properties style:font-name="Times New Roman"/>
    </style:style>
    <style:style style:name="P124" style:parent-style-name="ListParagraph" style:family="paragraph">
      <style:text-properties style:font-name="Times New Roman"/>
    </style:style>
    <style:style style:name="P125" style:parent-style-name="ListParagraph" style:family="paragraph">
      <style:text-properties style:font-name="Times New Roman"/>
    </style:style>
    <style:style style:name="P126" style:parent-style-name="ListParagraph" style:family="paragraph">
      <style:text-properties style:font-name="Times New Roman"/>
    </style:style>
    <style:style style:name="P127" style:parent-style-name="ListParagraph" style:family="paragraph">
      <style:text-properties style:font-name="Times New Roman"/>
    </style:style>
    <style:style style:name="P128" style:parent-style-name="ListParagraph" style:family="paragraph">
      <style:text-properties style:font-name="Times New Roman"/>
    </style:style>
    <style:style style:name="P129" style:parent-style-name="ListParagraph" style:family="paragraph">
      <style:text-properties style:font-name="Times New Roman"/>
    </style:style>
    <style:style style:name="P130" style:parent-style-name="ListParagraph" style:family="paragraph">
      <style:text-properties style:font-name="Times New Roman"/>
    </style:style>
    <style:style style:name="P131" style:parent-style-name="ListParagraph" style:family="paragraph">
      <style:text-properties style:font-name="Times New Roman"/>
    </style:style>
    <style:style style:name="P132" style:parent-style-name="ListParagraph" style:family="paragraph">
      <style:text-properties style:font-name="Times New Roman"/>
    </style:style>
    <style:style style:name="P133" style:parent-style-name="ListParagraph" style:family="paragraph">
      <style:text-properties style:font-name="Times New Roman"/>
    </style:style>
    <style:style style:name="P134" style:parent-style-name="ListParagraph" style:family="paragraph">
      <style:text-properties style:font-name="Times New Roman"/>
    </style:style>
    <style:style style:name="P135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136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137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138" style:parent-style-name="ListParagraph" style:family="paragraph">
      <style:paragraph-properties fo:margin-left="1in">
        <style:tab-stops/>
      </style:paragraph-properties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39" style:parent-style-name="ListParagraph" style:family="paragraph">
      <style:text-properties style:font-name="Times New Roman"/>
    </style:style>
    <style:style style:name="P140" style:parent-style-name="ListParagraph" style:family="paragraph">
      <style:text-properties style:font-name="Times New Roman"/>
    </style:style>
    <style:style style:name="P141" style:parent-style-name="ListParagraph" style:family="paragraph">
      <style:text-properties style:font-name="Times New Roman"/>
    </style:style>
    <style:style style:name="P142" style:parent-style-name="ListParagraph" style:family="paragraph">
      <style:text-properties style:font-name="Times New Roman"/>
    </style:style>
    <style:style style:name="P143" style:parent-style-name="ListParagraph" style:family="paragraph">
      <style:text-properties style:font-name="Times New Roman"/>
    </style:style>
    <style:style style:name="P144" style:parent-style-name="ListParagraph" style:family="paragraph">
      <style:text-properties style:font-name="Times New Roman"/>
    </style:style>
    <style:style style:name="P145" style:parent-style-name="ListParagraph" style:family="paragraph">
      <style:text-properties style:font-name="Times New Roman"/>
    </style:style>
    <style:style style:name="P146" style:parent-style-name="ListParagraph" style:family="paragraph">
      <style:text-properties style:font-name="Times New Roman"/>
    </style:style>
    <style:style style:name="P147" style:parent-style-name="ListParagraph" style:family="paragraph">
      <style:text-properties style:font-name="Times New Roman"/>
    </style:style>
    <style:style style:name="P148" style:parent-style-name="ListParagraph" style:family="paragraph">
      <style:text-properties style:font-name="Times New Roman"/>
    </style:style>
    <style:style style:name="P149" style:parent-style-name="ListParagraph" style:family="paragraph">
      <style:text-properties style:font-name="Times New Roman"/>
    </style:style>
    <style:style style:name="P150" style:parent-style-name="ListParagraph" style:family="paragraph">
      <style:text-properties style:font-name="Times New Roman"/>
    </style:style>
    <style:style style:name="P151" style:parent-style-name="ListParagraph" style:family="paragraph">
      <style:text-properties style:font-name="Times New Roman"/>
    </style:style>
    <style:style style:name="P152" style:parent-style-name="ListParagraph" style:family="paragraph">
      <style:text-properties style:font-name="Times New Roman"/>
    </style:style>
    <style:style style:name="P153" style:parent-style-name="ListParagraph" style:family="paragraph">
      <style:text-properties style:font-name="Times New Roman"/>
    </style:style>
    <style:style style:name="P154" style:parent-style-name="ListParagraph" style:family="paragraph">
      <style:text-properties style:font-name="Times New Roman"/>
    </style:style>
    <style:style style:name="P155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156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157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158" style:parent-style-name="ListParagraph" style:family="paragraph">
      <style:text-properties style:font-name="Times New Roman"/>
    </style:style>
    <style:style style:name="P159" style:parent-style-name="ListParagraph" style:family="paragraph">
      <style:text-properties style:font-name="Times New Roman"/>
    </style:style>
    <style:style style:name="P160" style:parent-style-name="ListParagraph" style:family="paragraph">
      <style:text-properties style:font-name="Times New Roman"/>
    </style:style>
    <style:style style:name="P161" style:parent-style-name="ListParagraph" style:family="paragraph">
      <style:text-properties style:font-name="Times New Roman"/>
    </style:style>
    <style:style style:name="P162" style:parent-style-name="ListParagraph" style:family="paragraph">
      <style:text-properties style:font-name="Times New Roman"/>
    </style:style>
    <style:style style:name="P163" style:parent-style-name="ListParagraph" style:family="paragraph">
      <style:text-properties style:font-name="Times New Roman"/>
    </style:style>
    <style:style style:name="P164" style:parent-style-name="ListParagraph" style:family="paragraph">
      <style:text-properties style:font-name="Times New Roman"/>
    </style:style>
    <style:style style:name="P165" style:parent-style-name="ListParagraph" style:family="paragraph">
      <style:text-properties style:font-name="Times New Roman"/>
    </style:style>
    <style:style style:name="P166" style:parent-style-name="ListParagraph" style:family="paragraph">
      <style:text-properties style:font-name="Times New Roman"/>
    </style:style>
    <style:style style:name="P167" style:parent-style-name="ListParagraph" style:family="paragraph">
      <style:text-properties style:font-name="Times New Roman"/>
    </style:style>
    <style:style style:name="P168" style:parent-style-name="ListParagraph" style:family="paragraph">
      <style:text-properties style:font-name="Times New Roman"/>
    </style:style>
    <style:style style:name="P169" style:parent-style-name="ListParagraph" style:family="paragraph">
      <style:text-properties style:font-name="Times New Roman"/>
    </style:style>
    <style:style style:name="P170" style:parent-style-name="ListParagraph" style:family="paragraph">
      <style:text-properties style:font-name="Times New Roman"/>
    </style:style>
    <style:style style:name="P171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172" style:parent-style-name="ListParagraph" style:family="paragraph">
      <style:text-properties style:font-name="Times New Roman"/>
    </style:style>
    <style:style style:name="P173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174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175" style:parent-style-name="ListParagraph" style:family="paragraph">
      <style:paragraph-properties fo:margin-left="1in">
        <style:tab-stops/>
      </style:paragraph-properties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76" style:parent-style-name="ListParagraph" style:family="paragraph">
      <style:text-properties style:font-name="Times New Roman"/>
    </style:style>
    <style:style style:name="P177" style:parent-style-name="ListParagraph" style:family="paragraph">
      <style:text-properties style:font-name="Times New Roman"/>
    </style:style>
    <style:style style:name="P178" style:parent-style-name="ListParagraph" style:family="paragraph">
      <style:text-properties style:font-name="Times New Roman"/>
    </style:style>
    <style:style style:name="P179" style:parent-style-name="ListParagraph" style:family="paragraph">
      <style:text-properties style:font-name="Times New Roman"/>
    </style:style>
    <style:style style:name="P180" style:parent-style-name="ListParagraph" style:family="paragraph">
      <style:text-properties style:font-name="Times New Roman"/>
    </style:style>
    <style:style style:name="P181" style:parent-style-name="ListParagraph" style:family="paragraph">
      <style:text-properties style:font-name="Times New Roman"/>
    </style:style>
    <style:style style:name="P182" style:parent-style-name="ListParagraph" style:family="paragraph">
      <style:text-properties style:font-name="Times New Roman"/>
    </style:style>
    <style:style style:name="P183" style:parent-style-name="ListParagraph" style:family="paragraph">
      <style:text-properties style:font-name="Times New Roman"/>
    </style:style>
    <style:style style:name="P184" style:parent-style-name="ListParagraph" style:family="paragraph">
      <style:text-properties style:font-name="Times New Roman"/>
    </style:style>
    <style:style style:name="P185" style:parent-style-name="ListParagraph" style:family="paragraph">
      <style:text-properties style:font-name="Times New Roman"/>
    </style:style>
    <style:style style:name="P186" style:parent-style-name="ListParagraph" style:family="paragraph">
      <style:text-properties style:font-name="Times New Roman"/>
    </style:style>
    <style:style style:name="P187" style:parent-style-name="ListParagraph" style:family="paragraph">
      <style:text-properties style:font-name="Times New Roman"/>
    </style:style>
    <style:style style:name="P188" style:parent-style-name="ListParagraph" style:family="paragraph">
      <style:text-properties style:font-name="Times New Roman"/>
    </style:style>
    <style:style style:name="P189" style:parent-style-name="ListParagraph" style:family="paragraph">
      <style:text-properties style:font-name="Times New Roman"/>
    </style:style>
    <style:style style:name="P190" style:parent-style-name="ListParagraph" style:family="paragraph">
      <style:text-properties style:font-name="Times New Roman"/>
    </style:style>
    <style:style style:name="P191" style:parent-style-name="ListParagraph" style:family="paragraph">
      <style:text-properties style:font-name="Times New Roman"/>
    </style:style>
    <style:style style:name="P192" style:parent-style-name="ListParagraph" style:family="paragraph">
      <style:paragraph-properties fo:margin-left="1in">
        <style:tab-stops/>
      </style:paragraph-properties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93" style:parent-style-name="ListParagraph" style:family="paragraph">
      <style:paragraph-properties fo:margin-left="1in">
        <style:tab-stops/>
      </style:paragraph-properties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94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195" style:parent-style-name="ListParagraph" style:family="paragraph">
      <style:paragraph-properties fo:margin-left="1in">
        <style:tab-stops/>
      </style:paragraph-properties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96" style:parent-style-name="ListParagraph" style:family="paragraph">
      <style:text-properties style:font-name="Times New Roman"/>
    </style:style>
    <style:style style:name="P197" style:parent-style-name="ListParagraph" style:family="paragraph">
      <style:text-properties style:font-name="Times New Roman"/>
    </style:style>
    <style:style style:name="P198" style:parent-style-name="ListParagraph" style:family="paragraph">
      <style:text-properties style:font-name="Times New Roman"/>
    </style:style>
    <style:style style:name="P199" style:parent-style-name="ListParagraph" style:family="paragraph">
      <style:text-properties style:font-name="Times New Roman"/>
    </style:style>
    <style:style style:name="P200" style:parent-style-name="ListParagraph" style:family="paragraph">
      <style:text-properties style:font-name="Times New Roman"/>
    </style:style>
    <style:style style:name="P201" style:parent-style-name="ListParagraph" style:family="paragraph">
      <style:text-properties style:font-name="Times New Roman"/>
    </style:style>
    <style:style style:name="P202" style:parent-style-name="ListParagraph" style:family="paragraph">
      <style:text-properties style:font-name="Times New Roman"/>
    </style:style>
    <style:style style:name="P203" style:parent-style-name="ListParagraph" style:family="paragraph">
      <style:text-properties style:font-name="Times New Roman"/>
    </style:style>
    <style:style style:name="P204" style:parent-style-name="ListParagraph" style:family="paragraph">
      <style:text-properties style:font-name="Times New Roman"/>
    </style:style>
    <style:style style:name="P205" style:parent-style-name="ListParagraph" style:family="paragraph">
      <style:text-properties style:font-name="Times New Roman"/>
    </style:style>
    <style:style style:name="P206" style:parent-style-name="ListParagraph" style:family="paragraph">
      <style:text-properties style:font-name="Times New Roman"/>
    </style:style>
    <style:style style:name="P207" style:parent-style-name="ListParagraph" style:family="paragraph">
      <style:text-properties style:font-name="Times New Roman"/>
    </style:style>
    <style:style style:name="P208" style:parent-style-name="ListParagraph" style:family="paragraph">
      <style:text-properties style:font-name="Times New Roman"/>
    </style:style>
    <style:style style:name="P209" style:parent-style-name="ListParagraph" style:family="paragraph">
      <style:text-properties style:font-name="Times New Roman"/>
    </style:style>
    <style:style style:name="P210" style:parent-style-name="ListParagraph" style:family="paragraph">
      <style:text-properties style:font-name="Times New Roman"/>
    </style:style>
    <style:style style:name="P211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212" style:parent-style-name="ListParagraph" style:family="paragraph">
      <style:paragraph-properties fo:margin-left="1in">
        <style:tab-stops/>
      </style:paragraph-properties>
      <style:text-properties style:font-name="Times New Roman"/>
    </style:style>
    <style:style style:name="P213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14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15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16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17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18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19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0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1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2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3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4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5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6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7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8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29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30" style:parent-style-name="ListParagraph" style:family="paragraph">
      <style:text-properties style:font-name="Times New Roman" fo:font-size="12pt" style:font-size-asian="12pt" style:font-size-complex="12pt" fo:language="en" fo:country="IN"/>
    </style:style>
    <style:style style:name="P231" style:parent-style-name="ListParagraph" style:family="paragraph">
      <style:text-properties style:font-name="Times New Roman" fo:font-size="12pt" style:font-size-asian="12pt" style:font-size-complex="12pt" fo:language="en" fo:country="IN"/>
    </style:style>
    <style:style style:name="P232" style:parent-style-name="ListParagraph" style:list-style-name="LFO1" style:family="paragraph">
      <style:text-properties style:font-name="Times New Roman"/>
    </style:style>
    <style:style style:name="P233" style:parent-style-name="ListParagraph" style:family="paragraph">
      <style:text-properties style:font-name="Times New Roman"/>
    </style:style>
    <style:style style:name="P234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35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36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37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38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39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40" style:parent-style-name="ListParagraph" style:list-style-name="LFO2" style:family="paragraph">
      <style:text-properties style:font-name="Times New Roman" fo:font-size="12pt" style:font-size-asian="12pt" style:font-size-complex="12pt" fo:language="en" fo:country="IN"/>
    </style:style>
    <style:style style:name="P241" style:parent-style-name="Normal" style:family="paragraph">
      <style:paragraph-properties fo:margin-left="1in">
        <style:tab-stops/>
      </style:paragraph-properties>
      <style:text-properties style:font-name="Times New Roman"/>
    </style:style>
    <style:style style:name="P242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43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244" style:parent-style-name="ListParagraph" style:list-style-name="LFO2" style:family="paragraph"/>
    <style:style style:name="T245" style:parent-style-name="DefaultParagraphFont" style:family="text">
      <style:text-properties style:font-name="Times New Roman" fo:font-size="12pt" style:font-size-asian="12pt" style:font-size-complex="12pt" fo:language="en" fo:country="IN"/>
    </style:style>
    <style:style style:name="P246" style:parent-style-name="ListParagraph" style:list-style-name="LFO2" style:family="paragraph"/>
    <style:style style:name="P247" style:parent-style-name="ListParagraph" style:list-style-name="LFO2" style:family="paragraph"/>
    <style:style style:name="P248" style:parent-style-name="ListParagraph" style:list-style-name="LFO2" style:family="paragraph"/>
  </office:automatic-styles>
  <office:body>
    <office:text text:use-soft-page-breaks="true">
      <text:p text:style-name="P1">SDWAN Installation</text:p>
      <text:list text:style-name="LFO1" text:continue-numbering="true">
        <text:list-item>
          <text:p text:style-name="P2">Install Dependencies</text:p>
        </text:list-item>
      </text:list>
      <text:list text:style-name="LFO2" text:continue-numbering="true">
        <text:list-item>
          <text:p text:style-name="P3">apt update</text:p>
        </text:list-item>
        <text:list-item>
          <text:p text:style-name="P4">apt install wget curl git</text:p>
        </text:list-item>
        <text:list-item>
          <text:p text:style-name="P5"><text:span text:style-name="T6">curl https://raw.githubusercontent.com/creationix/nvm/master/install.sh | bash</text:span></text:p>
        </text:list-item>
        <text:list-item>
          <text:p text:style-name="P7"><text:span text:style-name="T8">source ~/.profile</text:span></text:p>
        </text:list-item>
        <text:list-item>
          <text:p text:style-name="P9"><text:span text:style-name="T10">nvm -v</text:span></text:p>
        </text:list-item>
        <text:list-item>
          <text:p text:style-name="P11"><text:span text:style-name="T12">nvm</text:span><text:span text:style-name="T13"><text:s/>list</text:span></text:p>
        </text:list-item>
        <text:list-item>
          <text:p text:style-name="P14"><text:span text:style-name="T15">nvm install v16.20.1</text:span></text:p>
        </text:list-item>
        <text:list-item>
          <text:p text:style-name="P16"><text:span text:style-name="T17">nvm list</text:span></text:p>
        </text:list-item>
        <text:list-item>
          <text:p text:style-name="P18"><text:span text:style-name="T19">node -v</text:span><text:span text:style-name="T20"><text:s/></text:span></text:p>
        </text:list-item>
        <text:list-item>
          <text:p text:style-name="P21"><text:span text:style-name="T22">python -m pip install --user python==3.6.9</text:span></text:p>
        </text:list-item>
      </text:list>
      <text:p text:style-name="P23"/>
      <text:list text:style-name="LFO1" text:continue-numbering="true">
        <text:list-item>
          <text:p text:style-name="P24">Install Redis</text:p>
        </text:list-item>
      </text:list>
      <text:list text:style-name="LFO2" text:continue-numbering="true">
        <text:list-item>
          <text:p text:style-name="P25">sudo apt update</text:p>
        </text:list-item>
        <text:list-item>
          <text:p text:style-name="P26">sudo apt install build-essential -y</text:p>
        </text:list-item>
        <text:list-item>
          <text:p text:style-name="P27"><text:span text:style-name="T28">wget<text:s/></text:span><text:a xlink:href="http://download.redis.io/releases/redis-5.0.5.tar.gz" office:target-frame-name="_top" xlink:show="replace"><text:span text:style-name="T29">http://download.redis.io/r</text:span><text:span text:style-name="T30">eleases/redis-5.0.5.tar.gz</text:span></text:a></text:p>
        </text:list-item>
        <text:list-item>
          <text:p text:style-name="P31">tar xzf redis-5.0.5.tar.gz</text:p>
        </text:list-item>
        <text:list-item>
          <text:p text:style-name="P32">cd redis-5.0.5</text:p>
        </text:list-item>
        <text:list-item>
          <text:p text:style-name="P33">make</text:p>
        </text:list-item>
        <text:list-item>
          <text:p text:style-name="P34">sudo make install<text:s/></text:p>
        </text:list-item>
        <text:list-item>
          <text:p text:style-name="P35">sudo mkdir /etc/redis<text:s/></text:p>
        </text:list-item>
        <text:list-item>
          <text:p text:style-name="P36">sudo cp redis.conf /etc/redis/6379.conf<text:s/></text:p>
        </text:list-item>
        <text:list-item>
          <text:p text:style-name="P37"><text:span text:style-name="T38">sudo nano /etc/redis/6379.conf</text:span></text:p>
        </text:list-item>
      </text:list>
      <text:p text:style-name="P39"/>
      <text:p text:style-name="P40">Find the line that starts with bind and change it to:<text:s/></text:p>
      <text:p text:style-name="ListParagraph"><text:span text:style-name="T41">bind<text:s/></text:span><text:span text:style-name="T42">127.0.0.1</text:span><text:span text:style-name="T43"><text:s/></text:span></text:p>
      <text:p text:style-name="P44">Find the line that starts with port and change it to:<text:s/></text:p>
      <text:p text:style-name="ListParagraph"><text:span text:style-name="T45">port 6379</text:span></text:p>
      <text:p text:style-name="P46">If alredy exist leave as it is.</text:p>
      <text:soft-page-break/>
      <text:p text:style-name="P47">Save and exit the editor.</text:p>
      <text:p text:style-name="P48"/>
      <text:p text:style-name="P49"/>
      <text:p text:style-name="P50">Create a systemd service file for Redis:</text:p>
      <text:p text:style-name="P51"/>
      <text:list text:style-name="LFO2" text:continue-numbering="true">
        <text:list-item>
          <text:p text:style-name="P52">sudo nano /etc/systemd/system/redis_6379.service</text:p>
        </text:list-item>
      </text:list>
      <text:p text:style-name="P53"/>
      <text:p text:style-name="P54">[Unit]<text:s/></text:p>
      <text:p text:style-name="P55">Description=Redis Server<text:s/></text:p>
      <text:p text:style-name="P56">After=network.target<text:s/></text:p>
      <text:p text:style-name="P57"/>
      <text:p text:style-name="P58">[Service]<text:s/></text:p>
      <text:p text:style-name="P59">ExecStart=/usr/local/bin/redis-server /etc/redis/6379.conf ExecStop=/usr/local/bin/redis-cli shutdown Restart=always</text:p>
      <text:p text:style-name="P60"/>
      <text:p text:style-name="P61"><text:s/>[Install]<text:s/></text:p>
      <text:p text:style-name="P62">WantedBy=multi-user.target</text:p>
      <text:p text:style-name="P63"/>
      <text:p text:style-name="P64">Save and exit the editor.<text:s/></text:p>
      <text:p text:style-name="P65"/>
      <text:p text:style-name="P66"/>
      <text:list text:style-name="LFO2" text:continue-numbering="true">
        <text:list-item>
          <text:p text:style-name="P67">sudo systemctl start<text:s/>redis_6379</text:p>
        </text:list-item>
        <text:list-item>
          <text:p text:style-name="P68">sudo systemctl enable redis_6379</text:p>
        </text:list-item>
        <text:list-item>
          <text:p text:style-name="P69">redis-cli -v</text:p>
        </text:list-item>
        <text:list-item>
          <text:p text:style-name="P70"><text:span text:style-name="T71">apt-get install libcurl4 libgssapi-krb5-2 libkrb5-dbg libldap-2.4-2 libpci3 libwrap0 libsasl2-2 libsasl2-modules libsasl2-modules-gssapi-mit libsensors4 snmp openssl -</text:span><text:span text:style-name="T72">y</text:span></text:p>
        </text:list-item>
      </text:list>
      <text:p text:style-name="P73"/>
      <text:p text:style-name="P74"/>
      <text:p text:style-name="P75"/>
      <text:p text:style-name="P76"/>
      <text:p text:style-name="P77"/>
      <text:p text:style-name="P78"/>
      <text:list text:style-name="LFO1" text:continue-numbering="true">
        <text:list-item>
          <text:p text:style-name="P79">MongoDB Installation</text:p>
        </text:list-item>
      </text:list>
      <text:p text:style-name="P80"/>
      <text:list text:style-name="LFO2" text:continue-numbering="true">
        <text:list-item>
          <text:p text:style-name="P81"><text:span text:style-name="T82">wg</text:span><text:span text:style-name="T83">et<text:s/></text:span><text:a xlink:href="https://downloads.mongodb.com/linux/mongodb-linux-x86_64-enterprise-ubuntu1804-4.0.9.tgz" office:target-frame-name="_top" xlink:show="replace"><text:span text:style-name="T84">https://downloads.mongodb.com/linux/mongodb-linux-x86_64-enterprise-ubuntu1804-4.0.9.tgz</text:span></text:a></text:p>
        </text:list-item>
        <text:list-item>
          <text:p text:style-name="P85"><text:span text:style-name="T86">apt install mongodb</text:span></text:p>
        </text:list-item>
        <text:list-item>
          <text:p text:style-name="P87">tar -zxvf mongodb-linux-x86_64-enterprise-ubuntu1804-4.0.9.tgz</text:p>
        </text:list-item>
        <text:list-item>
          <text:p text:style-name="P88">cd mongodb-linux-x86_64-enterprise-ubuntu1804-4.0.9/</text:p>
        </text:list-item>
        <text:list-item>
          <text:p text:style-name="P89">cd bin/</text:p>
        </text:list-item>
        <text:list-item>
          <text:p text:style-name="P90">cp * /usr/local/bin/</text:p>
        </text:list-item>
        <text:list-item>
          <text:p text:style-name="P91">mkdir /data</text:p>
        </text:list-item>
        <text:list-item>
          <text:p text:style-name="P92">mkdir /data/db27017</text:p>
        </text:list-item>
        <text:list-item>
          <text:p text:style-name="P93">mkdir /data/db27018</text:p>
        </text:list-item>
        <text:list-item>
          <text:p text:style-name="P94">mkdir /data/db27019</text:p>
        </text:list-item>
        <text:list-item>
          <text:p text:style-name="P95">sudo chown -R sdwan:sdwan /data/db27017<text:s/></text:p>
        </text:list-item>
        <text:list-item>
          <text:p text:style-name="P96">sudo chown -R sdwan:sdwan<text:s/>/data/db27018<text:s/></text:p>
        </text:list-item>
        <text:list-item>
          <text:p text:style-name="P97">sudo chown -R sdwan:sdwan /data/db27019<text:s/></text:p>
        </text:list-item>
        <text:list-item>
          <text:p text:style-name="P98">sudo chmod -R u+rwx /data/db27017<text:s/></text:p>
        </text:list-item>
        <text:list-item>
          <text:p text:style-name="P99">sudo chmod -R u+rwx /data/db27018</text:p>
        </text:list-item>
        <text:list-item>
          <text:p text:style-name="P100">sudo chmod -R u+rwx /data/db27019</text:p>
        </text:list-item>
        <text:list-item>
          <text:p text:style-name="P101">Mongo Service file and Config file Steps</text:p>
        </text:list-item>
        <text:list-item>
          <text:p text:style-name="P102">sudo nano /etc/systemd/system/mongod27017.service</text:p>
        </text:list-item>
      </text:list>
      <text:p text:style-name="P103"/>
      <text:p text:style-name="P104"><text:s/>[Unit]<text:s/></text:p>
      <text:p text:style-name="P105">Description=MongoDB Database Server 27017<text:s/></text:p>
      <text:p text:style-name="P106">After=network.target<text:s/></text:p>
      <text:p text:style-name="P107"/>
      <text:p text:style-name="P108">[Service]<text:s/></text:p>
      <text:p text:style-name="P109">ExecStart=/usr/local/bin/mongod --config /etc/mongod27017.conf<text:s/></text:p>
      <text:p text:style-name="P110">Restart=always</text:p>
      <text:p text:style-name="P111">User=sdwan<text:s/></text:p>
      <text:p text:style-name="P112">Group=sdwan<text:s/></text:p>
      <text:p text:style-name="P113"/>
      <text:p text:style-name="P114">[Install]<text:s/></text:p>
      <text:soft-page-break/>
      <text:p text:style-name="P115">WantedBy=multi-user.target</text:p>
      <text:p text:style-name="P116"/>
      <text:p text:style-name="P117">Close and save file.</text:p>
      <text:p text:style-name="P118"/>
      <text:list text:style-name="LFO2" text:continue-numbering="true">
        <text:list-item>
          <text:p text:style-name="P119">sudo nano<text:s/>/etc/systemd/system/mongod27018.service</text:p>
        </text:list-item>
      </text:list>
      <text:p text:style-name="P120"/>
      <text:p text:style-name="P121">[Unit]<text:s/></text:p>
      <text:p text:style-name="P122">Description=MongoDB Database Server 27018<text:s/></text:p>
      <text:p text:style-name="P123">After=network.target<text:s/></text:p>
      <text:p text:style-name="P124"/>
      <text:p text:style-name="P125">[Service]<text:s/></text:p>
      <text:p text:style-name="P126">ExecStart=/usr/local/bin/mongod --config /etc/mongod27018.conf<text:s/></text:p>
      <text:p text:style-name="P127">Restart=always<text:s/></text:p>
      <text:p text:style-name="P128">User=sdwan<text:s/></text:p>
      <text:p text:style-name="P129">Group=sdwan<text:s/></text:p>
      <text:p text:style-name="P130"/>
      <text:p text:style-name="P131">[Install]<text:s/></text:p>
      <text:p text:style-name="P132">WantedBy=multi-user.target</text:p>
      <text:p text:style-name="P133"/>
      <text:p text:style-name="P134">Close and save file.</text:p>
      <text:p text:style-name="P135"/>
      <text:p text:style-name="P136"/>
      <text:list text:style-name="LFO2" text:continue-numbering="true">
        <text:list-item>
          <text:p text:style-name="P137">sudo nano /etc/systemd/system/mongod27019.service</text:p>
        </text:list-item>
      </text:list>
      <text:p text:style-name="P138"/>
      <text:p text:style-name="P139">[Unit]<text:s/></text:p>
      <text:p text:style-name="P140">Description=MongoDB Database Server 27018<text:s/></text:p>
      <text:p text:style-name="P141">After=network.target<text:s/></text:p>
      <text:p text:style-name="P142"/>
      <text:p text:style-name="P143">[Service]<text:s/></text:p>
      <text:p text:style-name="P144">ExecStart=/usr/local/bin/mongod --config /etc/mongod27018.conf<text:s/></text:p>
      <text:p text:style-name="P145">Restart=always<text:s/></text:p>
      <text:p text:style-name="P146">User=sdwan<text:s/></text:p>
      <text:soft-page-break/>
      <text:p text:style-name="P147">Group=sdwan<text:s/></text:p>
      <text:p text:style-name="P148"/>
      <text:p text:style-name="P149">[Install]<text:s/></text:p>
      <text:p text:style-name="P150">WantedBy=multi-user.target</text:p>
      <text:p text:style-name="P151"/>
      <text:p text:style-name="P152"/>
      <text:p text:style-name="P153">Close and save file</text:p>
      <text:p text:style-name="P154">Creating Configuration file</text:p>
      <text:p text:style-name="P155"/>
      <text:list text:style-name="LFO2" text:continue-numbering="true">
        <text:list-item>
          <text:p text:style-name="P156">sudo nano /etc/mongod27017.conf</text:p>
        </text:list-item>
      </text:list>
      <text:p text:style-name="P157"/>
      <text:p text:style-name="P158"># /etc/mongod27017.conf<text:s/></text:p>
      <text:p text:style-name="P159"># network interfaces<text:s/></text:p>
      <text:p text:style-name="P160">net:<text:s/></text:p>
      <text:p text:style-name="P161"><text:s text:c="2"/>port: 27017<text:s/></text:p>
      <text:p text:style-name="P162"><text:s text:c="2"/>bindIp: 0.0.0.0<text:s/></text:p>
      <text:p text:style-name="P163">#<text:s/>replication options<text:s/></text:p>
      <text:p text:style-name="P164">replication:<text:s/></text:p>
      <text:p text:style-name="P165"><text:s text:c="4"/>replSetName: rs<text:s/></text:p>
      <text:p text:style-name="P166"># storage<text:s/></text:p>
      <text:p text:style-name="P167">storage:<text:s/></text:p>
      <text:p text:style-name="P168"><text:s text:c="3"/>dbPath: /data/db27017<text:s/></text:p>
      <text:p text:style-name="P169"><text:s text:c="4"/>journal:<text:s/></text:p>
      <text:p text:style-name="P170"><text:s text:c="8"/>enabled: true</text:p>
      <text:p text:style-name="P171"/>
      <text:p text:style-name="P172">Save file and exit</text:p>
      <text:p text:style-name="P173"/>
      <text:list text:style-name="LFO2" text:continue-numbering="true">
        <text:list-item>
          <text:p text:style-name="P174">sudo nano /etc/mongod27018.conf</text:p>
        </text:list-item>
      </text:list>
      <text:p text:style-name="P175"/>
      <text:p text:style-name="P176"># /etc/mongod27018.conf<text:s/></text:p>
      <text:p text:style-name="P177"># network interfaces<text:s/></text:p>
      <text:p text:style-name="P178">net:<text:s/></text:p>
      <text:p text:style-name="P179"><text:s text:c="2"/>port: 27018</text:p>
      <text:soft-page-break/>
      <text:p text:style-name="P180"><text:s text:c="2"/>bindIp: 0.0.0.0<text:s/></text:p>
      <text:p text:style-name="P181"># replication options<text:s/></text:p>
      <text:p text:style-name="P182">replication:<text:s/></text:p>
      <text:p text:style-name="P183"><text:s text:c="4"/>replSetName: rs<text:s/></text:p>
      <text:p text:style-name="P184"># storage<text:s/></text:p>
      <text:p text:style-name="P185">storage:<text:s/></text:p>
      <text:p text:style-name="P186"><text:s text:c="3"/>dbPath: /data/db27018<text:s/></text:p>
      <text:p text:style-name="P187"><text:s text:c="4"/>journal:<text:s/></text:p>
      <text:p text:style-name="P188"><text:s text:c="8"/>enabled: true</text:p>
      <text:p text:style-name="P189"/>
      <text:p text:style-name="P190">Save file and exit</text:p>
      <text:p text:style-name="P191"/>
      <text:p text:style-name="P192"/>
      <text:p text:style-name="P193"/>
      <text:list text:style-name="LFO2" text:continue-numbering="true">
        <text:list-item>
          <text:p text:style-name="P194">sudo nano /etc/mongod27019.conf</text:p>
        </text:list-item>
      </text:list>
      <text:p text:style-name="P195"/>
      <text:p text:style-name="P196"># /etc/mongod27019.conf<text:s/></text:p>
      <text:p text:style-name="P197"># network<text:s/>interfaces<text:s/></text:p>
      <text:p text:style-name="P198">net:<text:s/></text:p>
      <text:p text:style-name="P199"><text:s text:c="2"/>port: 27019</text:p>
      <text:p text:style-name="P200"><text:s text:c="2"/>bindIp: 0.0.0.0<text:s/></text:p>
      <text:p text:style-name="P201"># replication options<text:s/></text:p>
      <text:p text:style-name="P202">replication:<text:s/></text:p>
      <text:p text:style-name="P203"><text:s text:c="4"/>replSetName: rs<text:s/></text:p>
      <text:p text:style-name="P204"># storage<text:s/></text:p>
      <text:p text:style-name="P205">storage:<text:s/></text:p>
      <text:p text:style-name="P206"><text:s text:c="3"/>dbPath: /data/db27019</text:p>
      <text:p text:style-name="P207"><text:s text:c="4"/>journal:<text:s/></text:p>
      <text:p text:style-name="P208"><text:s text:c="8"/>enabled: true</text:p>
      <text:p text:style-name="P209"/>
      <text:p text:style-name="P210">Save file and Exit</text:p>
      <text:p text:style-name="P211"/>
      <text:p text:style-name="P212"/>
      <text:list text:style-name="LFO2" text:continue-numbering="true">
        <text:list-item>
          <text:p text:style-name="P213">sudo systemctl daemon-reload<text:s/></text:p>
        </text:list-item>
        <text:list-item>
          <text:p text:style-name="P214">sudo<text:s/>systemctl enable mongod27017<text:s/></text:p>
        </text:list-item>
        <text:list-item>
          <text:p text:style-name="P215">sudo systemctl enable mongod27018<text:s/></text:p>
        </text:list-item>
        <text:list-item>
          <text:p text:style-name="P216">sudo systemctl enable mongod27019<text:s/></text:p>
        </text:list-item>
        <text:list-item>
          <text:p text:style-name="P217">sudo systemctl start mongod27017<text:s/></text:p>
        </text:list-item>
        <text:list-item>
          <text:p text:style-name="P218">sudo systemctl start mongod27018<text:s/></text:p>
        </text:list-item>
        <text:list-item>
          <text:p text:style-name="P219">sudo systemctl start mongod27019<text:s/></text:p>
        </text:list-item>
        <text:list-item>
          <text:p text:style-name="P220">sudo systemctl restart mongod27017<text:s/></text:p>
        </text:list-item>
        <text:list-item>
          <text:p text:style-name="P221">sudo systemctl restart mongod27018<text:s/></text:p>
        </text:list-item>
        <text:list-item>
          <text:p text:style-name="P222">sudo systemctl restart mongod27019<text:s/></text:p>
        </text:list-item>
        <text:list-item>
          <text:p text:style-name="P223">sudo systemctl status mongod27017<text:s/></text:p>
        </text:list-item>
        <text:list-item>
          <text:p text:style-name="P224">sudo systemctl status mongod27018<text:s/></text:p>
        </text:list-item>
        <text:list-item>
          <text:p text:style-name="P225">sudo systemctl status mongod27019</text:p>
        </text:list-item>
        <text:list-item>
          <text:p text:style-name="P226">mongosh</text:p>
        </text:list-item>
        <text:list-item>
          <text:p text:style-name="P227">use mainDB<text:s/></text:p>
        </text:list-item>
        <text:list-item>
          <text:p text:style-name="P228">use analyticsDB<text:s/></text:p>
        </text:list-item>
        <text:list-item>
          <text:p text:style-name="P229">use vpnDB</text:p>
        </text:list-item>
      </text:list>
      <text:p text:style-name="P230"/>
      <text:p text:style-name="P231"/>
      <text:list text:style-name="LFO1" text:continue-numbering="true">
        <text:list-item>
          <text:p text:style-name="P232">Install Fleximanage</text:p>
        </text:list-item>
      </text:list>
      <text:p text:style-name="P233"/>
      <text:list text:style-name="LFO2" text:continue-numbering="true">
        <text:list-item>
          <text:p text:style-name="P234">mkdir flexiManage</text:p>
        </text:list-item>
        <text:list-item>
          <text:p text:style-name="P235">cd<text:s/>flexiManage</text:p>
        </text:list-item>
        <text:list-item>
          <text:p text:style-name="P236">git clone https://gitlab.com/flexiwangroup/fleximanage.git .</text:p>
        </text:list-item>
        <text:list-item>
          <text:p text:style-name="P237">cd backend</text:p>
        </text:list-item>
        <text:list-item>
          <text:p text:style-name="P238">npm install -g yarn</text:p>
        </text:list-item>
        <text:list-item>
          <text:p text:style-name="P239">yarn</text:p>
        </text:list-item>
        <text:list-item>
          <text:p text:style-name="P240">yarn start</text:p>
        </text:list-item>
      </text:list>
      <text:p text:style-name="P241"/>
      <text:p text:style-name="P242">Note : After yarn start if you get error then go to mongodb database and then run below command 2 times to make cluster of all 3 instances.</text:p>
      <text:p text:style-name="P243"/>
      <text:list text:style-name="LFO2" text:continue-numbering="true">
        <text:list-item>
          <text:p text:style-name="P244"><text:span text:style-name="T245">rs.initiate()</text:span></text:p>
        </text:list-item>
        <text:list-item>
          <text:p text:style-name="P246">cd<text:s/>/opt/sdwan-backend/backend</text:p>
        </text:list-item>
        <text:list-item>
          <text:p text:style-name="P247">nohup yarn start &amp; &gt; yarnstart.txt</text:p>
        </text:list-item>
        <text:list-item>
          <text:p text:style-name="P24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ple</meta:initial-creator>
    <dc:creator>Ravindra Negi</dc:creator>
    <meta:creation-date>2024-03-05T08:59:00Z</meta:creation-date>
    <dc:date>2024-10-08T06:23:00Z</dc:date>
    <meta:template xlink:href="Normal" xlink:type="simple"/>
    <meta:editing-cycles>9</meta:editing-cycles>
    <meta:editing-duration>PT29640S</meta:editing-duration>
    <meta:document-statistic meta:page-count="8" meta:paragraph-count="9" meta:word-count="718" meta:character-count="4808" meta:row-count="34" meta:non-whitespace-character-count="4099"/>
  </office:meta>
</office:document-meta>
</file>